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199cm" loext:contextual-spacing="false" fo:text-align="justify" style:justify-single-word="false" fo:hyphenation-ladder-count="no-limit" style:writing-mode="page"/>
      <style:text-properties officeooo:paragraph-rsid="0007c8b7" fo:hyphenate="true" fo:hyphenation-remain-char-count="2" fo:hyphenation-push-char-count="2"/>
    </style:style>
    <style:style style:name="P2" style:family="paragraph" style:parent-style-name="Text_20_body">
      <style:paragraph-properties fo:margin-top="0cm" fo:margin-bottom="0.199cm" loext:contextual-spacing="false" fo:text-align="justify" style:justify-single-word="false" fo:hyphenation-ladder-count="no-limit" style:writing-mode="page"/>
      <style:text-properties officeooo:paragraph-rsid="0007c8b7" fo:hyphenate="true" fo:hyphenation-remain-char-count="2" fo:hyphenation-push-char-count="2"/>
    </style:style>
    <style:style style:name="P3" style:family="paragraph" style:parent-style-name="Text_20_body">
      <style:paragraph-properties fo:margin-top="0cm" fo:margin-bottom="0.199cm" loext:contextual-spacing="false" fo:text-align="justify" style:justify-single-word="false" fo:hyphenation-ladder-count="no-limit" style:writing-mode="page"/>
      <style:text-properties style:font-name="Arial" officeooo:paragraph-rsid="0007c8b7" fo:hyphenate="true" fo:hyphenation-remain-char-count="2" fo:hyphenation-push-char-count="2"/>
    </style:style>
    <style:style style:name="P4" style:family="paragraph" style:parent-style-name="Text_20_body" style:master-page-name="">
      <style:paragraph-properties fo:margin-top="0cm" fo:margin-bottom="0.199cm" loext:contextual-spacing="false" fo:text-align="justify" style:justify-single-word="false" fo:hyphenation-ladder-count="no-limit" style:page-number="auto" style:writing-mode="page"/>
      <style:text-properties officeooo:paragraph-rsid="0007c8b7" fo:hyphenate="true" fo:hyphenation-remain-char-count="2" fo:hyphenation-push-char-count="2"/>
    </style:style>
    <style:style style:name="P5" style:family="paragraph" style:parent-style-name="Text_20_body" style:master-page-name="">
      <style:paragraph-properties fo:margin-top="0cm" fo:margin-bottom="0.199cm" loext:contextual-spacing="false" fo:text-align="justify" style:justify-single-word="false" fo:hyphenation-ladder-count="no-limit" style:page-number="auto" style:writing-mode="page"/>
      <style:text-properties officeooo:paragraph-rsid="0007c8b7" fo:hyphenate="true" fo:hyphenation-remain-char-count="2" fo:hyphenation-push-char-count="2"/>
    </style:style>
    <style:style style:name="P6" style:family="paragraph" style:parent-style-name="Text_20_body" style:master-page-name="">
      <style:paragraph-properties fo:margin-top="0cm" fo:margin-bottom="0.199cm" loext:contextual-spacing="false" fo:text-align="justify" style:justify-single-word="false" fo:hyphenation-ladder-count="no-limit" style:page-number="auto" style:writing-mode="page"/>
      <style:text-properties officeooo:paragraph-rsid="0007c8b7" fo:hyphenate="true" fo:hyphenation-remain-char-count="2" fo:hyphenation-push-char-count="2"/>
    </style:style>
    <style:style style:name="P7" style:family="paragraph" style:parent-style-name="Heading_20_2">
      <style:text-properties officeooo:paragraph-rsid="0007c8b7"/>
    </style:style>
    <style:style style:name="P8" style:family="paragraph" style:parent-style-name="Heading_20_1">
      <style:text-properties style:font-name="Arial" fo:language="de" fo:country="DE" officeooo:rsid="000c1baa" officeooo:paragraph-rsid="0007c8b7"/>
    </style:style>
    <style:style style:name="T1" style:family="text">
      <style:text-properties style:font-name="Arial"/>
    </style:style>
    <style:style style:name="T2" style:family="text">
      <style:text-properties style:font-name="Arial" fo:background-color="transparent" loext:char-shading-value="0"/>
    </style:style>
    <style:style style:name="T3" style:family="text">
      <style:text-properties style:font-name="Arial" style:text-underline-style="solid" style:text-underline-width="auto" style:text-underline-color="font-color"/>
    </style:style>
    <style:style style:name="T4" style:family="text">
      <style:text-properties style:font-name="Arial" style:text-underline-style="none"/>
    </style:style>
    <style:style style:name="T5" style:family="text">
      <style:text-properties style:font-name="Arial" officeooo:rsid="000f4f11"/>
    </style:style>
    <style:style style:name="T6" style:family="text">
      <style:text-properties style:font-name="Arial" fo:font-weight="bold"/>
    </style:style>
    <style:style style:name="T7" style:family="text">
      <style:text-properties style:font-name="Arial" fo:font-weight="bold" fo:background-color="#fffbcc" loext:char-shading-value="0"/>
    </style:style>
    <style:style style:name="T8" style:family="text">
      <style:text-properties style:font-name="Arial" fo:font-weight="bold" fo:background-color="#fffbcc" loext:char-shading-value="0"/>
    </style:style>
    <style:style style:name="T9" style:family="text">
      <style:text-properties style:font-name="Arial" fo:font-weight="bold" officeooo:rsid="000f4f11"/>
    </style:style>
    <style:style style:name="T10" style:family="text">
      <style:text-properties style:font-name="Arial" fo:font-weight="bold" fo:background-color="#fff200" loext:char-shading-value="0"/>
    </style:style>
    <style:style style:name="T11" style:family="text">
      <style:text-properties style:font-name="Arial" officeooo:rsid="000d6d7f"/>
    </style:style>
    <style:style style:name="T12" style:family="text">
      <style:text-properties style:font-name="Arial" fo:background-color="#fffbcc" loext:char-shading-value="0"/>
    </style:style>
    <style:style style:name="T13" style:family="text">
      <style:text-properties style:font-name="Arial" fo:background-color="#fffbcc" loext:char-shading-value="0"/>
    </style:style>
    <style:style style:name="T14" style:family="text">
      <style:text-properties style:font-name="Arial" fo:background-color="#fff200" loext:char-shading-value="0"/>
    </style:style>
    <style:style style:name="T15" style:family="text">
      <style:text-properties fo:color="#0000ff" style:font-name="Arial" style:text-underline-style="none"/>
    </style:style>
    <style:style style:name="T16" style:family="text">
      <style:text-properties fo:color="#0000ff" style:font-name="Arial" officeooo:rsid="000f4f11"/>
    </style:style>
    <style:style style:name="T17" style:family="text">
      <style:text-properties fo:color="#0000ff" style:font-name="Arial" officeooo:rsid="000d6d7f"/>
    </style:style>
    <style:style style:name="T18" style:family="text">
      <style:text-properties fo:color="#0000ff" style:font-name="Arial" officeooo:rsid="000f4f11" fo:background-color="#fffbcc" loext:char-shading-value="0"/>
    </style:style>
    <style:style style:name="T19" style:family="text">
      <style:text-properties fo:color="#0000ff" style:font-name="Arial" officeooo:rsid="000f4f11" fo:background-color="#fffbcc" loext:char-shading-value="0"/>
    </style:style>
    <style:style style:name="T20" style:family="text">
      <style:text-properties fo:color="#0000ff" style:font-name="Arial" officeooo:rsid="000f4f11" fo:background-color="#fff200" loext:char-shading-value="0"/>
    </style:style>
    <style:style style:name="T21" style:family="text">
      <style:text-properties fo:color="#0000ff" style:font-name="Arial" officeooo:rsid="000d6d7f" fo:background-color="#fff200" loext:char-shading-value="0"/>
    </style:style>
    <style:style style:name="T22" style:family="text">
      <style:text-properties fo:color="#0000ff" style:font-name="Arial" officeooo:rsid="000d6d7f" fo:background-color="#fff200" loext:char-shading-value="0"/>
    </style:style>
    <style:style style:name="T23" style:family="text">
      <style:text-properties officeooo:rsid="000c1baa"/>
    </style:style>
    <style:style style:name="T24" style:family="text">
      <style:text-properties officeooo:rsid="000f4f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Begriffserklärungen</text:h>
      <text:h text:style-name="P7" text:outline-level="2"><text:span text:style-name="T23">L</text:span>inux-Distribution</text:h>
      <text:p text:style-name="P4"><text:span text:style-name="T1">Eine </text:span><text:span text:style-name="T6">Linux-Distribution</text:span><text:span text:style-name="T1"> ist ein Paket aufeinander abgestimmter Software um den Linux-Kernel. Manchmal wird der Begriff auf Zusammenstellungen begrenzt, die weitgehend linuxtypisch aufgebaut sind, was beispielsweise auf Android nicht zutrifft. </text:span></text:p>
      <text:p text:style-name="P2"><text:span text:style-name="T14">Distributionen, in denen GNU-Programme eine essenzielle Rolle spielen, werden auch als „</text:span><text:span text:style-name="T10">GNU/Linux-Distributionen</text:span><text:span text:style-name="T14">“ bezeichnet. Die Namensgebung mit oder ohne GNU-Namenszusatz wird von den Distributoren je nach ihrer Position im GNU/Linux-Namensstreit unterschiedlich gehandhabt.</text:span><text:span text:style-name="T1"> </text:span><text:span text:style-name="T11">Der Rest soll bleiben</text:span></text:p>
      <text:p text:style-name="P2"><text:span text:style-name="T2">Fast jede Distribution ist um eine Paketverwaltung herum zusammengestellt, </text:span><text:span text:style-name="T1">d.h., </text:span><text:span text:style-name="T3">d</text:span><text:span text:style-name="T15">ass sämtliche Bestandteile der Installation als Pakete vorliegen und sich über den Paketmanager installieren, deinstallieren und updaten lassen.</text:span><text:span text:style-name="T4"> </text:span><text:span text:style-name="T1">Die Pakete werden dazu online in sogenannten Repositories vorgehalten. </text:span><text:span text:style-name="T5">Hier ist eine Einfügung. </text:span></text:p>
      <text:p text:style-name="P3">Zusammengestellt wird eine Linux-Distribution von seinem Distributor. Für gewöhnlich wählt dieser Programme aus, bei denen er die nötigen Rechte hat, passt sie mehr oder weniger an, paketiert sie in seiner Paketverwaltung und bietet das Ergebnis als Distribution an. Normalerweise werden lediglich wenige Programme vom Distributor selbst geschrieben, z. B. meist der Distributions-Installer. Der Distributor kann ein Unternehmen oder eine Gruppe von weltweit verteilten Freiwilligen sein. Er kann auch kommerziellen Support anbieten. <text:s/><text:span text:style-name="T24">Das ist doch toll!</text:span></text:p>
      <text:h text:style-name="P7" text:outline-level="2"><text:bookmark text:name="firstHeading"/>Embedded Linux</text:h>
      <text:p text:style-name="P1"><text:span text:style-name="T5">Als </text:span><text:span text:style-name="T9">Embedded Linux</text:span><text:span text:style-name="T5"> (deutsch: „eingebettetes Linux“) bezeichnet man ein </text:span><text:span text:style-name="T16">eingebettetes System mit einem auf dem Linux-Kernel basierenden Betriebssystem. </text:span><text:span text:style-name="T20">Dies impliziert </text:span><text:span text:style-name="T17">oder auch nicht nicht </text:span><text:span text:style-name="T22">den </text:span><text:span text:style-name="T17">Nutzen </text:span><text:span text:style-name="T5"><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 z</meta:initial-creator>
    <meta:creation-date>2018-02-22T12:17:53.316173179</meta:creation-date>
    <dc:date>2018-02-22T12:25:20.572874730</dc:date>
    <dc:creator>Y z</dc:creator>
    <meta:editing-duration>PT7M28S</meta:editing-duration>
    <meta:editing-cycles>1</meta:editing-cycles>
    <meta:document-statistic meta:table-count="0" meta:image-count="0" meta:object-count="0" meta:page-count="1" meta:paragraph-count="8" meta:word-count="210" meta:character-count="1670" meta:non-whitespace-character-count="1463"/>
    <meta:generator>LibreOffice/6.0.1.1$Linux_X86_64 LibreOffice_project/00m0$Build-1</meta:generator>
  </office:meta>
</office:document-meta>
</file>